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sdfgh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ggg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asadhgh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4">04/12/2021</text:date>, <text:time>16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3S</meta:editing-duration>
    <meta:editing-cycles>4</meta:editing-cycles>
    <meta:generator>OpenOffice/4.1.5$Win32 OpenOffice.org_project/415m1$Build-9789</meta:generator>
    <dc:date>2021-12-04T16:04:23.59</dc:date>
    <dc:creator>ass asas</dc:creator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